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8pt" style:font-size-asian="8pt"/>
    </style:style>
    <style:style style:name="P6" style:family="paragraph" style:parent-style-name="Standard">
      <style:paragraph-properties fo:line-height="150%" fo:text-align="justify" style:justify-single-word="false"/>
      <style:text-properties fo:font-size="8pt" style:font-size-asian="8pt"/>
    </style:style>
    <style:style style:name="P7" style:family="paragraph" style:parent-style-name="Standard">
      <style:paragraph-properties fo:line-height="150%" fo:text-align="justify" style:justify-single-word="false"/>
      <style:text-properties fo:font-size="8pt" fo:font-style="italic" style:font-size-asian="8pt" style:font-style-asian="italic"/>
    </style:style>
    <style:style style:name="P8" style:family="paragraph" style:parent-style-name="Standard">
      <style:paragraph-properties fo:line-height="150%" fo:text-align="justify" style:justify-single-word="false"/>
      <style:text-properties fo:font-style="italic" style:font-style-asian="italic"/>
    </style:style>
    <style:style style:name="P9" style:family="paragraph" style:parent-style-name="Standard">
      <style:paragraph-properties fo:line-height="150%" fo:text-align="justify" style:justify-single-word="false"/>
      <style:text-properties fo:font-size="13pt" fo:font-style="italic" style:font-size-asian="13pt" style:font-style-asian="italic"/>
    </style:style>
    <style:style style:name="P10" style:family="paragraph" style:parent-style-name="Standard">
      <style:paragraph-properties fo:line-height="150%" fo:text-align="justify" style:justify-single-word="false"/>
      <style:text-properties fo:font-size="5pt" fo:font-style="italic" style:font-size-asian="5pt" style:font-style-asian="italic"/>
    </style:style>
    <style:style style:name="P11" style:family="paragraph" style:parent-style-name="Standard">
      <style:paragraph-properties fo:line-height="150%" fo:text-align="justify" style:justify-single-word="false"/>
      <style:text-properties fo:font-size="5pt" fo:font-weight="bold" style:font-size-asian="5pt" style:font-weight-asian="bold"/>
    </style:style>
    <style:style style:name="P12" style:family="paragraph" style:parent-style-name="Standard">
      <style:paragraph-properties fo:line-height="150%" fo:text-align="justify" style:justify-single-word="false"/>
      <style:text-properties fo:language="zxx" fo:country="none" fo:font-style="italic" style:font-style-asian="italic"/>
    </style:style>
    <style:style style:name="P13" style:family="paragraph" style:parent-style-name="Standard">
      <style:paragraph-properties fo:line-height="150%" fo:text-align="justify" style:justify-single-word="false"/>
      <style:text-properties fo:font-size="11pt" fo:font-style="italic" style:font-size-asian="11pt" style:font-style-asian="italic"/>
    </style:style>
    <style:style style:name="P14" style:family="paragraph" style:parent-style-name="Standard">
      <style:paragraph-properties fo:margin-left="10.16cm" fo:margin-right="0cm" fo:text-indent="0cm" style:auto-text-indent="false"/>
    </style:style>
    <style:style style:name="P15" style:family="paragraph" style:parent-style-name="Standard">
      <style:paragraph-properties fo:margin-left="10.16cm" fo:margin-right="0cm" fo:line-height="150%" fo:text-indent="0cm" style:auto-text-indent="false"/>
    </style:style>
    <style:style style:name="P16" style:family="paragraph" style:parent-style-name="Standard">
      <style:paragraph-properties fo:margin-left="10.162cm" fo:margin-right="0cm" fo:line-height="150%" fo:text-indent="0cm" style:auto-text-indent="false"/>
    </style:style>
    <style:style style:name="P17" style:family="paragraph" style:parent-style-name="Standard" style:master-page-name="Standard">
      <style:paragraph-properties fo:margin-left="10.16cm" fo:margin-right="0cm" fo:text-indent="0cm" style:auto-text-indent="false" style:page-number="auto"/>
    </style:style>
    <style:style style:name="P18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19" style:family="paragraph" style:parent-style-name="Standard">
      <style:paragraph-properties fo:line-height="150%" fo:text-align="justify" style:justify-single-word="false"/>
      <style:text-properties fo:language="en" fo:country="US" fo:font-style="normal" style:font-style-asian="normal" style:font-style-complex="normal"/>
    </style:style>
    <style:style style:name="P20" style:family="paragraph" style:parent-style-name="Standard">
      <style:paragraph-properties fo:margin-left="10.162cm" fo:margin-right="0cm" fo:line-height="150%" fo:text-indent="0cm" style:auto-text-indent="false"/>
      <style:text-properties fo:language="ru" fo:country="RU" style:text-underline-style="solid" style:text-underline-width="auto" style:text-underline-color="font-color"/>
    </style:style>
    <style:style style:name="P21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style:font-style-asian="normal" style:font-style-complex="normal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Руководителю</text:p>
      <text:p text:style-name="P14">Управления образовательных программ</text:p>
      <text:p text:style-name="P15">Зуеву В.А.</text:p>
      <text:p text:style-name="P16">от студента гр. <text:span text:style-name="T4">3351</text:span>____________</text:p>
      <text:p text:style-name="P20">_Еременка Андрея <text:s text:c="25"/></text:p>
      <text:p text:style-name="P20"><text:s text:c="2"/>Вячеславовича <text:s text:c="30"/></text:p>
      <text:p text:style-name="P16"/>
      <text:p text:style-name="P3">ЗАЯВЛЕНИЕ</text:p>
      <text:p text:style-name="P1"/>
      <text:p text:style-name="P1">Прошу выдать мне Общеевропейское приложение к диплому.</text:p>
      <text:p text:style-name="P5"/>
      <text:p text:style-name="P2">Мои данные:</text:p>
      <text:p text:style-name="P9">(все данные заполняются <text:s/>печатными буквами)</text:p>
      <text:p text:style-name="P10"/>
      <text:p text:style-name="P4">Русскими буквами:</text:p>
      <text:p text:style-name="P2">Еременок<draw:line text:anchor-type="char" draw:z-index="0" draw:style-name="gr1" draw:text-style-name="P21" svg:x1="0cm" svg:y1="0.476cm" svg:x2="14.923cm" svg:y2="0.476cm"><text:p/></draw:line></text:p>
      <text:p text:style-name="P2">Андрей Вячеславович<draw:line text:anchor-type="char" draw:z-index="1" draw:style-name="gr1" draw:text-style-name="P21" svg:x1="0cm" svg:y1="0.489cm" svg:x2="14.923cm" svg:y2="0.489cm"><text:p/></draw:line></text:p>
      <text:p text:style-name="P2">Дата рождения <text:s text:c="2"/><text:span text:style-name="T4">__06.05.1986________</text:span> <text:s text:c="12"/>№ студенческого билета <text:s text:c="2"/><text:span text:style-name="T4">_335147_</text:span></text:p>
      <text:p text:style-name="P6"/>
      <text:p text:style-name="P4">Латинскими буквами по загранпаспорту, если есть:</text:p>
      <text:p text:style-name="P11"/>
      <text:p text:style-name="P18">Yeremenok<draw:line text:anchor-type="char" draw:z-index="3" draw:style-name="gr1" draw:text-style-name="P21" svg:x1="0.026cm" svg:y1="0.51cm" svg:x2="14.949cm" svg:y2="0.51cm"><text:p/></draw:line></text:p>
      <text:p text:style-name="P18">Andrey<draw:line text:anchor-type="char" draw:z-index="2" draw:style-name="gr1" draw:text-style-name="P21" svg:x1="0.053cm" svg:y1="0.573cm" svg:x2="14.976cm" svg:y2="0.573cm"><text:p/></draw:line></text:p>
      <text:p text:style-name="P2"/>
      <text:p text:style-name="P4">Тема ВКР/диплома/магистерской диссертации (на английском языке)</text:p>
      <text:p text:style-name="P8">(нужное подчеркнуть)</text:p>
      <text:p text:style-name="P19">Development of formalized electronic documents based on GWT <draw:line text:anchor-type="char" draw:z-index="4" draw:style-name="gr1" draw:text-style-name="P21" svg:x1="0.026cm" svg:y1="0.589cm" svg:x2="14.949cm" svg:y2="0.589cm"><text:p/></draw:line></text:p>
      <text:p text:style-name="P19">(Google Web Toolkit) technology.</text:p>
      <text:p text:style-name="P12"><draw:line text:anchor-type="char" draw:z-index="5" draw:style-name="gr1" draw:text-style-name="P21" svg:x1="0.053cm" svg:y1="0.028cm" svg:x2="14.976cm" svg:y2="0.028cm"><text:p/></draw:line></text:p>
      <text:p text:style-name="P7"/>
      <text:p text:style-name="P2">Руководитель выпускной работы <text:s text:c="8"/>___________________ <text:s text:c="9"/><text:span text:style-name="T4">__Опалева Э.А.__</text:span></text:p>
      <text:p text:style-name="P2"><text:span text:style-name="T1"><text:s text:c="82"/></text:span><text:span text:style-name="T2"><text:s/>Подпись <text:s text:c="34"/>Фамилия И.О.</text:span></text:p>
      <text:p text:style-name="P7"/>
      <text:p text:style-name="P2">Несу полную ответственность за предоставленную информацию.</text:p>
      <text:p text:style-name="P12"><text:s text:c="83"/><text:span text:style-name="T5">Еременок А.В.</text:span><draw:line text:anchor-type="char" draw:z-index="7" draw:style-name="gr1" draw:text-style-name="P21" svg:x1="7.609cm" svg:y1="0.674cm" svg:x2="13.509cm" svg:y2="0.674cm"><text:p/></draw:line><draw:line text:anchor-type="char" draw:z-index="6" draw:style-name="gr1" draw:text-style-name="P21" svg:x1="0.042cm" svg:y1="0.647cm" svg:x2="5.942cm" svg:y2="0.647cm"><text:p/></draw:line></text:p>
      <text:p text:style-name="P2"><text:span text:style-name="T3"><text:s text:c="10"/></text:span><text:span text:style-name="T2">Подпись студента <text:s text:c="40"/>Фамилия И.О. студента</text:span></text:p>
      <text:p text:style-name="P13"><text:s text:c="17"/><text:span text:style-name="T7">22.01.2009</text:span><draw:line text:anchor-type="char" draw:z-index="8" draw:style-name="gr1" draw:text-style-name="P21" svg:x1="0.069cm" svg:y1="0.483cm" svg:x2="5.969cm" svg:y2="0.483cm"><text:p/></draw:line></text:p>
      <text:p text:style-name="P13"><text:s text:c="19"/>Да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1.501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Руководителю</dc:title>
    <meta:initial-creator>VolkovYA</meta:initial-creator>
    <meta:creation-date>2008-04-07T21:17:00</meta:creation-date>
    <dc:creator>eav eav</dc:creator>
    <dc:date>2009-01-22T14:30:20.47</dc:date>
    <meta:print-date>2007-11-28T21:14:00</meta:print-date>
    <meta:editing-cycles>10</meta:editing-cycles>
    <meta:editing-duration>PT574H35M09S</meta:editing-duration>
    <meta:generator>OpenOffice.org/3.0$Win32 OpenOffice.org_project/300m9$Build-9358</meta:generator>
    <meta:document-statistic meta:table-count="0" meta:image-count="0" meta:object-count="0" meta:page-count="1" meta:paragraph-count="28" meta:word-count="92" meta:character-count="1170"/>
  </office:meta>
</office:document-meta>
</file>